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8.386cm" fo:min-width="11.946cm"/>
    </style:style>
    <style:style style:name="gr2" style:family="graphic" style:parent-style-name="standard">
      <style:graphic-properties draw:stroke="none" svg:stroke-color="#000000" draw:fill="none" draw:fill-color="#ffffff" fo:min-height="7.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6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7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369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fo:color="#ffff00" fo:font-size="48pt" style:font-size-asian="48pt" style:font-size-complex="48pt"/>
    </style:style>
    <style:style style:name="P3" style:family="paragraph">
      <loext:graphic-properties draw:fill="none" draw:fill-color="#ffffff"/>
      <style:paragraph-properties fo:text-align="center"/>
      <style:text-properties fo:color="#ffff00" fo:font-size="48pt" style:font-size-asian="48pt" style:font-size-complex="48pt"/>
    </style:style>
    <style:style style:name="P4" style:family="paragraph">
      <style:paragraph-properties fo:text-align="end"/>
      <style:text-properties fo:color="#ffff00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end"/>
      <style:text-properties fo:color="#ffff00" fo:font-size="18pt" style:font-size-asian="18pt" style:font-size-complex="18pt"/>
    </style:style>
    <style:style style:name="P6" style:family="paragraph">
      <style:paragraph-properties fo:text-align="end"/>
      <style:text-properties fo:color="#ffff00"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end"/>
      <style:text-properties fo:color="#ffff00"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8.636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147cm" svg:height="7.62cm" svg:x="4.735cm" svg:y="1.2cm">
          <draw:text-box>
            <text:p text:style-name="P2"><text:span text:style-name="T1">אפליה</text:span></text:p>
            <text:p text:style-name="P2"><text:span text:style-name="T1">רק</text:span></text:p>
            <text:p text:style-name="P2"><text:span text:style-name="T1">בגלל</text:span></text:p>
          </draw:text-box>
        </draw:frame>
        <draw:frame draw:style-name="gr3" draw:text-style-name="P5" draw:layer="layout" svg:width="2.466cm" svg:height="6.987cm" draw:transform="rotate (0.0171042266695444) translate (1.082cm 1.169cm)">
          <draw:text-box>
            <text:p text:style-name="P4"><text:span text:style-name="T2">...</text:span></text:p>
            <text:p text:style-name="P4"><text:span text:style-name="T2">כסף</text:span></text:p>
            <text:p text:style-name="P4"><text:span text:style-name="T2">גזע</text:span></text:p>
            <text:p text:style-name="P4"><text:span text:style-name="T2">מגדר</text:span></text:p>
            <text:p text:style-name="P4"><text:span text:style-name="T2">תיוג</text:span></text:p>
            <text:p text:style-name="P4"><text:span text:style-name="T2">בריאות</text:span></text:p>
            <text:p text:style-name="P4"><text:span text:style-name="T2">או</text:span></text:p>
            <text:p text:style-name="P4"><text:span text:style-name="T2">ידע...</text:span></text:p>
          </draw:text-box>
        </draw:frame>
        <draw:frame draw:style-name="gr4" draw:text-style-name="P7" draw:layer="layout" svg:width="4.268cm" svg:height="6.975cm" draw:transform="rotate (0.0171042266695444) translate (8.902cm 3.061cm)">
          <draw:text-box>
            <text:p text:style-name="P6"><text:span text:style-name="T3">המשילות</text:span></text:p>
            <text:p text:style-name="P6"><text:span text:style-name="T3">התאגידית</text:span></text:p>
            <text:p text:style-name="P6"><text:span text:style-name="T3">העולמית</text:span></text:p>
            <text:p text:style-name="P6"><text:span text:style-name="T3">על ידי</text:span></text:p>
          </draw:text-box>
        </draw:frame>
        <draw:frame draw:style-name="gr5" draw:text-style-name="P5" draw:layer="layout" svg:width="12.144cm" svg:height="3.619cm" draw:transform="rotate (0.0171042266695444) translate (1.224cm 8.28cm)">
          <draw:text-box>
            <text:p text:style-name="P4"><text:span text:style-name="T2">מתבצעת על ידי עבדות מומחיה ובעריצותם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rl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7:06:30.607394359</meta:creation-date>
    <dc:date>2021-10-01T07:35:24.005528299</dc:date>
    <meta:editing-duration>PT18M21S</meta:editing-duration>
    <meta:editing-cycles>5</meta:editing-cycles>
    <meta:generator>LibreOffice/6.4.7.2$Linux_X86_64 LibreOffice_project/40$Build-2</meta:generator>
    <meta:document-statistic meta:object-count="5"/>
  </office:meta>
</office:document-meta>
</file>